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1000000">
            <text:p>10000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([.C3]*[.C13])/([.C5]+[.C11])" office:value-type="float" office:value="3">
            <text:p>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style-name="ce2" table:formula="of:=([.C8]*[.C5])/([.C3]-[.C8])" office:value-type="float" office:value="500000">
            <text:p>50000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table:end-cell-address="Sheet1.G21" table:end-x="0.23cm" table:end-y="0.167cm" draw:z-index="0" draw:style-name="gr1" draw:text-style-name="P1" svg:width="3.602cm" svg:height="3.993cm" svg:x="1.144cm" svg:y="0.239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500000">
            <text:p>5000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>
            <text:p>I</text:p>
          </table:table-cell>
          <table:table-cell table:formula="of:=[.C3]/([.C5]+[.C11])" office:value-type="float" office:value="0.000006">
            <text:p>0.00000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5/10/2017</text:date>, <text:time>20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7T20:56:20.84</meta:creation-date>
    <dc:date>2017-10-05T20:38:12.17</dc:date>
    <dc:creator>Steve Mayze</dc:creator>
    <meta:editing-duration>PT2H18M9S</meta:editing-duration>
    <meta:editing-cycles>8</meta:editing-cycles>
    <meta:generator>OpenOffice/4.1.3$Win32 OpenOffice.org_project/413m1$Build-9783</meta:generator>
    <meta:document-statistic meta:table-count="3" meta:cell-count="12" meta:object-count="1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V</mi>
              <mi mathvariant="italic">out</mi>
            </msub>
            <mrow>
              <mi/>
              <mo stretchy="false">=</mo>
              <mi/>
            </mrow>
            <mfrac>
              <mrow>
                <msub>
                  <mi>V</mi>
                  <mtext>in</mtext>
                </msub>
                <mrow>
                  <mi/>
                  <mo stretchy="false">⋅</mo>
                  <msub>
                    <mi>R</mi>
                    <mn>2</mn>
                  </msub>
                </mrow>
              </mrow>
              <mrow>
                <mrow>
                  <mo stretchy="false">(</mo>
                  <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2</mn>
                      </msub>
                    </mrow>
                  </mrow>
                  <mo stretchy="false">)</mo>
                </mrow>
              </mrow>
            </mfrac>
          </mrow>
        </mtd>
      </mtr>
      <mtr>
        <mtd>
          <mrow>
            <mi>I</mi>
            <mrow>
              <mi/>
              <mo stretchy="false">=</mo>
              <mi/>
            </mrow>
            <mrow>
              <msub>
                <mi>V</mi>
                <mtext>in</mtext>
              </msub>
              <mo stretchy="false">÷</mo>
              <mrow>
                <mo stretchy="false">(</mo>
                <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2</mn>
                    </msub>
                  </mrow>
                </mrow>
                <mo stretchy="false">)</mo>
              </mrow>
            </mrow>
          </mrow>
        </mtd>
      </mtr>
      <mtr>
        <mtd>
          <mrow>
            <msub>
              <mi>R</mi>
              <mn>2</mn>
            </msub>
            <mrow>
              <mi/>
              <mo stretchy="false">=</mo>
              <mfrac>
                <mrow>
                  <msub>
                    <mi>V</mi>
                    <mi mathvariant="italic">out</mi>
                  </msub>
                </mrow>
                <mrow>
                  <mi>I</mi>
                </mrow>
              </mfrac>
            </mrow>
          </mrow>
        </mtd>
      </mtr>
      <mtr>
        <mtd>
          <mrow>
            <msub>
              <mi>R</mi>
              <mn>2</mn>
            </msub>
            <mrow>
              <mi/>
              <mo stretchy="false">=</mo>
              <mi/>
            </mrow>
            <mfrac>
              <mrow>
                <msub>
                  <mi>V</mi>
                  <mi mathvariant="italic">out</mi>
                </msub>
                <mrow>
                  <mi/>
                  <mo stretchy="false">⋅</mo>
                  <msub>
                    <mi>R</mi>
                    <mn>1</mn>
                  </msub>
                </mrow>
              </mrow>
              <mrow>
                <mrow>
                  <msub>
                    <mi>V</mi>
                    <mtext>in</mtext>
                  </msub>
                  <mo stretchy="false">−</mo>
                  <msub>
                    <mi>V</mi>
                    <mi mathvariant="italic">out</mi>
                  </msub>
                </mrow>
              </mrow>
            </mfrac>
          </mrow>
        </mtd>
      </mtr>
    </mtable>
    <annotation encoding="StarMath 5.0">V_out ~= ~{ V_"in"  ~cdot R_2 } over {( R_1 + R_2 ) } 
newline 
I ~= ~V_"in" div ( R_1 + R_2 )
newline
R_2 ~= { V_out } over { I }
newline
R_2 ~= ~{ V_out ~cdot R_1 } over { V_"in" - V_out }</annotation>
  </semantics>
</math>
</file>